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margin-top="0in" fo:margin-bottom="0.1665in" style:contextual-spacing="false" fo:text-indent="0in" style:auto-text-indent="false" fo:padding="0.0193in" fo:border="0.06pt solid #e5e7eb"/>
      <style:text-properties fo:font-size="36pt" fo:font-weight="bold"/>
    </style:style>
    <style:style style:name="P2" style:family="paragraph" style:parent-style-name="Text_20_body">
      <style:paragraph-properties fo:margin-left="0in" fo:margin-right="0in" fo:margin-top="0in" fo:margin-bottom="0.25in" style:contextual-spacing="false" fo:line-height="162%" fo:text-indent="0in" style:auto-text-indent="false" fo:padding="0.0193in" fo:border="0.06pt solid #e5e7eb"/>
      <style:text-properties fo:font-size="15pt"/>
    </style:style>
    <style:style style:name="P3" style:family="paragraph" style:parent-style-name="Text_20_body">
      <style:paragraph-properties fo:margin-left="0in" fo:margin-right="0in" fo:margin-top="0in" fo:margin-bottom="0in" style:contextual-spacing="false" fo:line-height="142%" fo:orphans="2" fo:widows="2" fo:text-indent="0in" style:auto-text-indent="false"/>
      <style:text-properties fo:font-variant="normal" fo:text-transform="none" style:font-name="Geist" fo:font-size="10.5pt" fo:letter-spacing="normal" fo:font-style="normal" fo:font-weight="normal" loext:padding="0.0193in" loext:border="0.06pt solid #e5e7eb"/>
    </style:style>
    <style:style style:name="P4" style:family="paragraph" style:parent-style-name="Heading_20_2">
      <style:text-properties fo:font-size="18pt" fo:font-weight="bold"/>
    </style:style>
    <style:style style:name="P5" style:family="paragraph" style:parent-style-name="Text_20_body">
      <style:paragraph-properties fo:margin-left="0in" fo:margin-right="0in" fo:margin-top="0in" fo:margin-bottom="0.1665in" style:contextual-spacing="false" fo:text-indent="0in" style:auto-text-indent="false" fo:padding="0.0193in" fo:border="0.06pt solid #e5e7eb"/>
    </style:style>
    <style:style style:name="P6" style:family="paragraph" style:parent-style-name="Heading_20_2">
      <style:paragraph-properties fo:margin-left="0in" fo:margin-right="0in" fo:margin-top="0in" fo:margin-bottom="0.1665in" style:contextual-spacing="false" fo:line-height="133%" fo:text-indent="0in" style:auto-text-indent="false" fo:padding="0.0193in" fo:border="0.06pt solid #e5e7eb"/>
      <style:text-properties fo:font-size="18pt" fo:font-weight="bold"/>
    </style:style>
    <style:style style:name="P7" style:family="paragraph" style:parent-style-name="Text_20_body" style:list-style-name="L1">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style:style style:name="P8" style:family="paragraph" style:parent-style-name="Text_20_body" style:list-style-name="L2">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style:style style:name="P9" style:family="paragraph" style:parent-style-name="Text_20_body" style:list-style-name="L3">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style:style style:name="P10" style:family="paragraph" style:parent-style-name="Text_20_body" style:list-style-name="L4">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hadow AI Detection and Reporting Policy</text:h>
      <text:p text:style-name="P2">Requires teams to report unsanctioned AI tools and sets remediation steps.</text:p>
      <text:p text:style-name="P3">Owner: IT Governance Lead</text:p>
      <text:p text:style-name="Standard"/>
      <text:p text:style-name="Standard"/>
      <text:p text:style-name="Standard"/>
      <text:h text:style-name="P4" text:outline-level="2">Purpose</text:h>
      <text:p text:style-name="P5">Detect and remediate unsanctioned AI usage (“shadow AI”) to prevent data leakage, compliance violations, and inconsistent governance practices.</text:p>
      <text:h text:style-name="P6" text:outline-level="2">Scope</text:h>
      <text:p text:style-name="P5">Covers all AI tools, services, browser extensions, and scripts accessed using company accounts or data, whether managed by IT or procured directly by business units.</text:p>
      <text:list text:style-name="L1">
        <text:list-item>
          <text:p text:style-name="P7">Third-party SaaS copilots and chatbots</text:p>
        </text:list-item>
        <text:list-item>
          <text:p text:style-name="P7">AI-enabled plugins for productivity suites</text:p>
        </text:list-item>
        <text:list-item>
          <text:p text:style-name="P7">Locally installed open-source AI tools</text:p>
        </text:list-item>
        <text:list-item>
          <text:p text:style-name="P7">Cloud APIs accessed without architectural review</text:p>
        </text:list-item>
      </text:list>
      <text:h text:style-name="P6" text:outline-level="2">Definitions</text:h>
      <text:list text:style-name="L2">
        <text:list-item>
          <text:p text:style-name="P8">Shadow AI: Any AI technology used without approval from IT Governance and Security.</text:p>
        </text:list-item>
        <text:list-item>
          <text:p text:style-name="P8">Self-Report Form: Standard questionnaire employees use to disclose AI tools.</text:p>
        </text:list-item>
        <text:list-item>
          <text:p text:style-name="P8">Remediation Plan: Actions required to either formalize the tool (security/legal review) or decommission it.</text:p>
        </text:list-item>
      </text:list>
      <text:h text:style-name="P6" text:outline-level="2">Policy</text:h>
      <text:p text:style-name="P5">Employees must disclose all AI tools before uploading company data or integrating them into workflows. IT Governance continuously monitors network, SaaS, and browser telemetry to surface undisclosed AI usage. Detected shadow AI must be remediated within defined SLAs.</text:p>
      <text:h text:style-name="P6" text:outline-level="2"><text:soft-page-break/>Roles and Responsibilities</text:h>
      <text:p text:style-name="P5">IT Governance owns detection tooling, reporting dashboards, and remediation tracking. Security evaluates risk and blocks high-risk tools. Legal reviews terms and DPAs. Business Owners either sponsor a formal onboarding or enforce decommissioning.</text:p>
      <text:h text:style-name="P6" text:outline-level="2">Procedures</text:h>
      <text:p text:style-name="P5">Shadow AI management includes:</text:p>
      <text:list text:style-name="L3">
        <text:list-item>
          <text:p text:style-name="P9">Deploy network/SaaS discovery tools to flag AI domains and APIs.</text:p>
        </text:list-item>
        <text:list-item>
          <text:p text:style-name="P9">Provide self-report form and awareness training for employees.</text:p>
        </text:list-item>
        <text:list-item>
          <text:p text:style-name="P9">Classify tools by data sensitivity and usage patterns.</text:p>
        </text:list-item>
        <text:list-item>
          <text:p text:style-name="P9">Trigger remediation workflow (onboard securely or decommission) with deadlines.</text:p>
        </text:list-item>
        <text:list-item>
          <text:p text:style-name="P9">Maintain inventory of approved vs. blocked AI tools.</text:p>
        </text:list-item>
        <text:list-item>
          <text:p text:style-name="P9">Escalate repeated non-compliance to HR or Legal.</text:p>
        </text:list-item>
      </text:list>
      <text:h text:style-name="P6" text:outline-level="2">Exceptions</text:h>
      <text:p text:style-name="P5">Temporary access may be granted for evaluations (≤ 14 days) with read-only data and no production credentials. Evaluation results must include a go/no-go decision and security checklist.</text:p>
      <text:h text:style-name="P6" text:outline-level="2">Review Cadence</text:h>
      <text:p text:style-name="P5">Shadow AI metrics (discoveries, remediation SLA breaches, blocked tools) are reviewed monthly. Policy effectiveness and tooling coverage are reassessed semi-annually.</text:p>
      <text:h text:style-name="P6" text:outline-level="2">References</text:h>
      <text:list text:style-name="L4">
        <text:list-item>
          <text:p text:style-name="P10">ISO/IEC 42001:2023 Clause 7 (Support, awareness, communication)</text:p>
        </text:list-item>
        <text:list-item>
          <text:p text:style-name="P10">NIST AI RMF Govern function</text:p>
        </text:list-item>
        <text:list-item>
          <text:p text:style-name="P10">Internal documents: SaaS Security Standard, Vendor Onboarding Checklist, Acceptable Use Policy</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22:30:29.467291000</meta:creation-date>
    <dc:date>2026-01-30T22:34:25.190060000</dc:date>
    <meta:editing-duration>PT3M55S</meta:editing-duration>
    <meta:editing-cycles>1</meta:editing-cycles>
    <meta:document-statistic meta:table-count="0" meta:image-count="0" meta:object-count="0" meta:page-count="2" meta:paragraph-count="35" meta:word-count="344" meta:character-count="2432" meta:non-whitespace-character-count="2139"/>
    <meta:generator>LibreOffice/25.2.7.2$MacOSX_AARCH64 LibreOffice_project/5cbfd1ab6520636bb5f7b99185aa69bd7456825d</meta:generator>
  </office:meta>
</office:document-meta>
</file>